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OC1" style:master-page-name="MP0" style:family="paragraph">
      <style:paragraph-properties fo:break-before="page">
        <style:tab-stops>
          <style:tab-stop style:type="right" style:leader-style="dotted" style:leader-text="." style:position="0.3055in"/>
          <style:tab-stop style:type="right" style:leader-style="dotted" style:leader-text="." style:position="6.918in"/>
        </style:tab-stops>
      </style:paragraph-properties>
    </style:style>
    <style:style style:name="T2" style:parent-style-name="DefaultParagraphFont" style:family="text">
      <style:text-properties style:language-asian="zh" style:country-asian="CN"/>
    </style:style>
    <style:style style:name="P3" style:parent-style-name="Textbody" style:family="paragraph">
      <style:text-properties style:language-asian="zh" style:country-asian="CN"/>
    </style:style>
    <style:style style:name="P4" style:parent-style-name="Heading2" style:family="paragraph">
      <style:text-properties style:language-asian="zh" style:country-asian="CN"/>
    </style:style>
    <style:style style:name="P5" style:parent-style-name="Textbody" style:family="paragraph">
      <style:text-properties style:language-asian="zh" style:country-asian="CN"/>
    </style:style>
    <style:style style:name="P6" style:parent-style-name="Textbody" style:family="paragraph">
      <style:text-properties style:language-asian="zh" style:country-asian="CN"/>
    </style:style>
  </office:automatic-styles>
  <office:body>
    <office:text text:use-soft-page-breaks="true"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"><text:a xlink:href="#_Toc91420574" office:target-frame-name="_top" xlink:show="replace"><text:span text:style-name="Hyperlink">1</text:span><text:tab/><text:span text:style-name="Hyperlink">Precision</text:span><text:tab/>1</text:a></text:p>
        </text:index-body>
      </text:table-of-content>
      <text:h text:style-name="Heading1" text:outline-level="1"><text:bookmark-start text:name="__RefHeading___Toc14218_2028135211"/><text:bookmark-start text:name="_Toc91420574"/>Precision<text:bookmark-end text:name="__RefHeading___Toc14218_2028135211"/><text:bookmark-end text:name="_Toc91420574"/></text:h>
      <text:p text:style-name="Textbody"/>
      <text:h text:style-name="Heading1" text:outline-level="1">M<text:span text:style-name="T2">emory</text:span></text:h>
      <text:p text:style-name="P3"/>
      <text:h text:style-name="P4" text:outline-level="2">Useful references</text:h>
      <text:p text:style-name="P5"/>
      <text:p text:style-name="Textbody"><text:a xlink:href="https://www.geeksforgeeks.org/understanding-file-sizes-bytes-kb-mb-gb-tb-pb-eb-zb-yb/" office:target-frame-name="_top" xlink:show="replace"><text:span text:style-name="Hyperlink">Understanding file sizes | Bytes, KB, MB, GB, TB, PB, EB, ZB, YB - GeeksforGeeks</text:span></text:a></text:p>
      <text:p text:style-name="Textbody"><text:a xlink:href="https://www.flightpedia.org/convert/1.5-terabytes-to-gigabytes.html" office:target-frame-name="_top" xlink:show="replace"><text:span text:style-name="Hyperlink">1.5 Terabyte to Gigabyte Conversion Calculator - 1.5 TB to GB (flightpedia.org)</text:span></text:a></text:p>
      <text:p text:style-name="P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000000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5" style:display-name="Heading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1" style:display-name="WW_OutlineListStyle_1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5319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eletype" style:display-name="Teletype" style:family="text">
      <style:text-properties style:font-name="Liberation Mono" style:font-name-asian="Liberation Mono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WW_OutlineListStyle" style:display-name="WW_OutlineListStyle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prefix=" 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prefix=" " style:num-suffix=" 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prefix=" " style:num-suffix=" 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prefix=" " style:num-suffix=" 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ie Liu</dc:creator>
    <meta:creation-date>2017-11-24T21:08:00Z</meta:creation-date>
    <dc:date>2021-12-26T06:40:00Z</dc:date>
    <meta:template xlink:href="Normal.dotm" xlink:type="simple"/>
    <meta:editing-cycles>74</meta:editing-cycles>
    <meta:editing-duration>PT78060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68" meta:character-count="461" meta:row-count="3" meta:non-whitespace-character-count="394"/>
  </office:meta>
</office:document-meta>
</file>